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 fo:font-weight="bold" officeooo:rsid="001f9e1a" officeooo:paragraph-rsid="001f9e1a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text-underline-style="none" fo:font-weight="bold" officeooo:rsid="001f9e1a" officeooo:paragraph-rsid="0020a21f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text-underline-style="none" fo:font-weight="bold" officeooo:rsid="0020a21f" officeooo:paragraph-rsid="0020a21f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01f9e1a" officeooo:paragraph-rsid="001f9e1a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01f9e1a" officeooo:paragraph-rsid="0020a21f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01f9e1a" officeooo:paragraph-rsid="00225816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0225816" officeooo:paragraph-rsid="0022581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style:text-underline-style="none" fo:font-weight="normal" officeooo:rsid="001f9e1a" officeooo:paragraph-rsid="001f9e1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style:text-underline-style="none" fo:font-weight="normal" officeooo:rsid="00225816" officeooo:paragraph-rsid="00225816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11" style:family="paragraph" style:parent-style-name="Heading_20_1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20a21f"/>
    </style:style>
    <style:style style:name="P12" style:family="paragraph" style:parent-style-name="Heading_20_1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f9e1a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normal" officeooo:rsid="0020a21f" style:font-weight-asian="normal" style:font-weight-complex="normal"/>
    </style:style>
    <style:style style:name="T4" style:family="text">
      <style:text-properties officeooo:rsid="0020a21f"/>
    </style:style>
    <style:style style:name="T5" style:family="text">
      <style:text-properties officeooo:rsid="002119a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officeooo:rsid="002258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tack (<text:span text:style-name="T1">LIFO = Last In First Out</text:span>)</text:h>
      <text:p text:style-name="P4">Reading List: </text:p>
      <text:p text:style-name="P1"><text:a xlink:type="simple" xlink:href="http://www.cplusplus.com/reference/stack/stack/" text:style-name="Internet_20_link" text:visited-style-name="Visited_20_Internet_20_Link"><text:span text:style-name="T2">http://www.cplusplus.com/reference/stack/stack/</text:span></text:a></text:p>
      <text:p text:style-name="P8"/>
      <text:p text:style-name="P4">Problems:</text:p>
      <text:p text:style-name="P1"><text:a xlink:type="simple" xlink:href="http://www.lightoj.com/volume_showproblem.php?problem=1113" text:style-name="Internet_20_link" text:visited-style-name="Visited_20_Internet_20_Link"><text:span text:style-name="T2">http://www.lightoj.com/volume_showproblem.php?problem=1113</text:span></text:a></text:p>
      <text:p text:style-name="P1"><text:a xlink:type="simple" xlink:href="http://www.spoj.com/problems/ONP/" text:style-name="Internet_20_link" text:visited-style-name="Visited_20_Internet_20_Link"><text:span text:style-name="T2">http://www.spoj.com/problems/ONP/</text:span></text:a></text:p>
      <text:p text:style-name="P8"/>
      <text:p text:style-name="P8"/>
      <text:h text:style-name="P11" text:outline-level="1"><text:span text:style-name="T4">Queue</text:span> (<text:span text:style-name="T4">FIFO = First In First Out</text:span>) <text:span text:style-name="T5">&amp; Deque</text:span></text:h>
      <text:p text:style-name="P5">Reading List: </text:p>
      <text:p text:style-name="P2"><text:a xlink:type="simple" xlink:href="http://www.cplusplus.com/reference/queue/queue/" text:style-name="Internet_20_link" text:visited-style-name="Visited_20_Internet_20_Link"><text:span text:style-name="T3">http://www.cplusplus.com/reference/queue/queue/</text:span></text:a></text:p>
      <text:p text:style-name="P3"><text:a xlink:type="simple" xlink:href="http://www.cplusplus.com/reference/deque/" text:style-name="Internet_20_link" text:visited-style-name="Visited_20_Internet_20_Link"><text:span text:style-name="T2">http://www.cplusplus.com/reference/deque/</text:span></text:a></text:p>
      <text:p text:style-name="P5"/>
      <text:p text:style-name="P5">Problems:</text:p>
      <text:p text:style-name="P7"><text:a xlink:type="simple" xlink:href="http://www.lightoj.com/volume_showproblem.php?problem=1212" text:style-name="Internet_20_link" text:visited-style-name="Visited_20_Internet_20_Link"><text:span text:style-name="T6">http://www.lightoj.com/volume_showproblem.php?problem=1212</text:span></text:a><text:span text:style-name="T6"> (Deque Problem)</text:span></text:p>
      <text:p text:style-name="P7"><text:span text:style-name="T6"/></text:p>
      <text:h text:style-name="P12" text:outline-level="1">Heap/Priority Queue</text:h>
      <text:p text:style-name="P6"><text:span text:style-name="T7">Reading List: </text:span></text:p>
      <text:p text:style-name="P9"><text:a xlink:type="simple" xlink:href="http://www.cplusplus.com/reference/queue/priority_queue/" text:style-name="Internet_20_link" text:visited-style-name="Visited_20_Internet_20_Link"><text:span text:style-name="T7">http://www.cplusplus.com/reference/queue/priority_queue/</text:span></text:a></text:p>
      <text:p text:style-name="P6"><text:span text:style-name="T7">Problems:</text:span></text:p>
      <text:p text:style-name="P9"><text:a xlink:type="simple" xlink:href="https://www.codechef.com/problems/REVERSE" text:style-name="Internet_20_link" text:visited-style-name="Visited_20_Internet_20_Link"><text:span text:style-name="T7">https://www.codechef.com/problems/REVERSE</text:span></text:a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0:11:08.447866108</meta:creation-date>
    <meta:generator>LibreOffice/4.4.4.3$Linux_X86_64 LibreOffice_project/40m0$Build-3</meta:generator>
    <dc:date>2015-07-23T22:47:33.220851025</dc:date>
    <meta:editing-duration>PT14M6S</meta:editing-duration>
    <meta:editing-cycles>6</meta:editing-cycles>
    <meta:document-statistic meta:table-count="0" meta:image-count="0" meta:object-count="0" meta:page-count="1" meta:paragraph-count="17" meta:word-count="37" meta:character-count="558" meta:non-whitespace-character-count="535"/>
  </office:meta>
</office:document-meta>
</file>